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9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5" style:family="graphic" style:parent-style-name="Default_5f_1">
      <style:graphic-properties draw:stroke="none" draw:fill="none" fo:min-height="1.903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7" style:family="graphic" style:parent-style-name="Default_5f_1">
      <style:graphic-properties draw:stroke="none" draw:fill="none" fo:min-height="0.952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1.299cm" svg:x="6cm" svg:y="9cm" svg:viewBox="0 0 0 1300" svg:d="M0 1300c0-432 0-868 0-1300">
            <text:p/>
          </draw:path>
          <draw:path draw:style-name="gr1" draw:text-style-name="P1" draw:layer="layout" svg:width="0.799cm" svg:height="0cm" svg:x="5.6cm" svg:y="10.3cm" svg:viewBox="0 0 800 0" svg:d="M800 0c-266 0-534 0-800 0">
            <text:p/>
          </draw:path>
        </draw:g>
        <draw:g>
          <draw:path draw:style-name="gr1" draw:text-style-name="P1" draw:layer="layout" svg:width="0cm" svg:height="0.899cm" svg:x="14cm" svg:y="9.4cm" svg:viewBox="0 0 0 900" svg:d="M0 900c0-299 0-601 0-900">
            <text:p/>
          </draw:path>
          <draw:path draw:style-name="gr1" draw:text-style-name="P1" draw:layer="layout" svg:width="0.799cm" svg:height="0cm" svg:x="13.6cm" svg:y="10.3cm" svg:viewBox="0 0 800 0" svg:d="M800 0c-266 0-534 0-800 0">
            <text:p/>
          </draw:path>
        </draw:g>
        <draw:g>
          <draw:path draw:style-name="gr1" draw:text-style-name="P1" draw:layer="layout" svg:width="0cm" svg:height="1.399cm" svg:x="11.3cm" svg:y="4.7cm" svg:viewBox="0 0 0 1400" svg:d="M0 1400c0-465 0-935 0-1400">
            <text:p/>
          </draw:path>
          <draw:path draw:style-name="gr1" draw:text-style-name="P1" draw:layer="layout" svg:width="-0.001cm" svg:height="1.399cm" draw:transform="rotate (4.18896473771159) translate (12.5182177826491cm 5.4cm)" svg:viewBox="0 0 0 1400" svg:d="M0 0c0 465 0 935 0 1400">
            <text:p/>
          </draw:path>
          <draw:path draw:style-name="gr1" draw:text-style-name="P1" draw:layer="layout" svg:width="0cm" svg:height="0.699cm" draw:transform="skewX (1.04911741337379) translate (12.5176102604252cm 5.4cm)" svg:viewBox="0 0 1 700" svg:d="M1 0c-1 233-1 467-1 700">
            <text:p/>
          </draw:path>
          <draw:path draw:style-name="gr1" draw:text-style-name="P1" draw:layer="layout" svg:width="0cm" svg:height="0.199cm" draw:transform="rotate (1.5707963267949) translate (11.4cm 5.1cm)" svg:viewBox="0 0 0 200" svg:d="M0 200c0-66 0-134 0-200">
            <text:p/>
          </draw:path>
          <draw:path draw:style-name="gr1" draw:text-style-name="P1" draw:layer="layout" svg:width="0.399cm" svg:height="0cm" svg:x="10.9cm" svg:y="5.1cm" svg:viewBox="0 0 400 0" svg:d="M0 0c132 0 268 0 400 0">
            <text:p/>
          </draw:path>
          <draw:path draw:style-name="gr1" draw:text-style-name="P1" draw:layer="layout" svg:width="0cm" svg:height="0.199cm" svg:x="11.5cm" svg:y="5.6cm" svg:viewBox="0 0 0 200" svg:d="M0 0c0 66 0 134 0 200">
            <text:p/>
          </draw:path>
          <draw:path draw:style-name="gr1" draw:text-style-name="P1" draw:layer="layout" svg:width="0.399cm" svg:height="0cm" svg:x="10.9cm" svg:y="5.7cm" svg:viewBox="0 0 400 0" svg:d="M0 0c132 0 268 0 400 0">
            <text:p/>
          </draw:path>
          <draw:path draw:style-name="gr1" draw:text-style-name="P1" draw:layer="layout" svg:width="0.199cm" svg:height="0cm" svg:x="11.4cm" svg:y="5.7cm" svg:viewBox="0 0 200 0" svg:d="M0 0c66 0 134 0 200 0">
            <text:p/>
          </draw:path>
          <draw:path draw:style-name="gr1" draw:text-style-name="P1" draw:layer="layout" svg:width="0.399cm" svg:height="0cm" svg:x="12.5cm" svg:y="5.4cm" svg:viewBox="0 0 400 0" svg:d="M0 0c132 0 268 0 400 0">
            <text:p/>
          </draw:path>
        </draw:g>
        <draw:g>
          <draw:custom-shape draw:style-name="gr2" draw:text-style-name="P1" draw:layer="layout" svg:width="1.2cm" svg:height="1.2cm" draw:transform="rotate (-1.5707963267949) translate (14.6cm 7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989cm" svg:height="1.199cm" svg:x="13.5cm" svg:y="7.701cm">
            <draw:text-box>
              <text:p text:style-name="P2"><text:span text:style-name="T1">V</text:span></text:p>
            </draw:text-box>
          </draw:frame>
          <draw:path draw:style-name="gr4" draw:text-style-name="P1" draw:layer="layout" svg:width="0.2cm" svg:height="0.2cm" draw:transform="rotate (-1.5707963267949) translate (14.101cm 9.199cm)" svg:viewBox="0 0 201 201" svg:d="M99 0c56 0 100 43 100 99s-44 100-100 100-99-44-99-100 43-99 99-99zM0 0zM201 201z">
            <text:p/>
          </draw:path>
          <draw:path draw:style-name="gr4" draw:text-style-name="P1" draw:layer="layout" svg:width="0.2cm" svg:height="0.2cm" draw:transform="rotate (-1.5707963267949) translate (14.1cm 7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4cm 7.2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4.0020471784116cm 8.7999689240455cm)" svg:viewBox="0 0 400 2" svg:d="M400 0c-133 1-267 1-400 2">
            <text:p/>
          </draw:path>
        </draw:g>
        <draw:path draw:style-name="gr1" draw:text-style-name="P1" draw:layer="layout" svg:width="0cm" svg:height="1.099cm" draw:transform="rotate (1.5707963267949) translate (12.9cm 5.4cm)" svg:viewBox="0 0 0 1100" svg:d="M0 1100c0-365 0-735 0-1100">
          <text:p/>
        </draw:path>
        <draw:path draw:style-name="gr1" draw:text-style-name="P1" draw:layer="layout" svg:width="0cm" svg:height="1.599cm" svg:x="14cm" svg:y="5.4cm" svg:viewBox="0 0 0 1600" svg:d="M0 1600c0-531 0-1069 0-1600">
          <text:p/>
        </draw:path>
        <draw:path draw:style-name="gr1" draw:text-style-name="P1" draw:layer="layout" svg:width="0cm" svg:height="2.099cm" svg:x="6cm" svg:y="5.7cm" svg:viewBox="0 0 0 2100" svg:d="M0 2100c0-698 0-1402 0-2100">
          <text:p/>
        </draw:path>
        <draw:path draw:style-name="gr1" draw:text-style-name="P1" draw:layer="layout" svg:width="0cm" svg:height="1.099cm" svg:x="10.9cm" svg:y="4cm" svg:viewBox="0 0 0 1100" svg:d="M0 1100c0-365 0-735 0-1100">
          <text:p/>
        </draw:path>
        <draw:path draw:style-name="gr1" draw:text-style-name="P1" draw:layer="layout" svg:width="0cm" svg:height="1.999cm" draw:transform="rotate (1.5707963267949) translate (10.9cm 4cm)" svg:viewBox="0 0 0 2000" svg:d="M0 2000c0-664 0-1336 0-2000">
          <text:p/>
        </draw:path>
        <draw:frame draw:style-name="gr5" draw:text-style-name="P3" draw:layer="layout" svg:width="2.2cm" svg:height="2.153cm" svg:x="9.1cm" svg:y="7.747cm">
          <draw:text-box>
            <text:p text:style-name="P2"><text:span text:style-name="T2">U</text:span><text:span text:style-name="T3">C</text:span></text:p>
          </draw:text-box>
        </draw:frame>
        <draw:line draw:style-name="gr6" draw:text-style-name="P1" draw:layer="layout" svg:x1="9.2cm" svg:y1="7.299cm" svg:x2="9.2cm" svg:y2="9.199cm">
          <text:p/>
        </draw:line>
        <draw:line draw:style-name="gr6" draw:text-style-name="P1" draw:layer="layout" svg:x1="14.8cm" svg:y1="7.4cm" svg:x2="14.8cm" svg:y2="9.3cm">
          <text:p/>
        </draw:line>
        <draw:frame draw:style-name="gr7" draw:text-style-name="P3" draw:layer="layout" svg:width="1.4cm" svg:height="1.202cm" svg:x="14.7cm" svg:y="7.698cm">
          <draw:text-box>
            <text:p text:style-name="P2"><text:span text:style-name="T2">U</text:span><text:span text:style-name="T3">a</text:span></text:p>
          </draw:text-box>
        </draw:frame>
        <draw:g>
          <draw:path draw:style-name="gr4" draw:text-style-name="P1" draw:layer="layout" svg:width="0.2cm" svg:height="0.2cm" draw:transform="rotate (-1.5707963267949) translate (8.601cm 9.198cm)" svg:viewBox="0 0 201 201" svg:d="M99 0c56 0 100 43 100 99s-44 100-100 100-99-44-99-100 43-99 99-99zM0 0zM201 201z">
            <text:p/>
          </draw:path>
          <draw:path draw:style-name="gr4" draw:text-style-name="P1" draw:layer="layout" svg:width="0.2cm" svg:height="0.2cm" draw:transform="rotate (-1.5707963267949) translate (8.6cm 6.999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899cm" svg:x="8.5cm" svg:y="7.199cm" svg:viewBox="0 0 0 900" svg:d="M0 900c0-299 0-601 0-900">
            <text:p/>
          </draw:path>
          <draw:path draw:style-name="gr1" draw:text-style-name="P1" draw:layer="layout" svg:width="0.899cm" svg:height="0cm" draw:transform="rotate (-1.5707963267949) translate (8.5cm 8.2990204120219cm)" svg:viewBox="0 0 900 0" svg:d="M900 0c-299 0-601 0-900 0">
            <text:p/>
          </draw:path>
          <draw:path draw:style-name="gr1" draw:text-style-name="P1" draw:layer="layout" svg:width="0.799cm" svg:height="0cm" svg:x="8.1cm" svg:y="8.299cm" svg:viewBox="0 0 800 0" svg:d="M800 0c-266 0-534 0-800 0">
            <text:p/>
          </draw:path>
          <draw:path draw:style-name="gr1" draw:text-style-name="P1" draw:layer="layout" svg:width="0.799cm" svg:height="0cm" svg:x="8.1cm" svg:y="8.099cm" svg:viewBox="0 0 800 0" svg:d="M800 0c-266 0-534 0-800 0">
            <text:p/>
          </draw:path>
        </draw:g>
        <draw:path draw:style-name="gr1" draw:text-style-name="P1" draw:layer="layout" svg:width="0cm" svg:height="1.299cm" svg:x="8.5cm" svg:y="5.699cm" svg:viewBox="0 0 0 1300" svg:d="M0 1300c0-432 0-868 0-1300">
          <text:p/>
        </draw:path>
        <draw:path draw:style-name="gr1" draw:text-style-name="P1" draw:layer="layout" svg:width="0cm" svg:height="4.899cm" draw:transform="rotate (1.5707963267949) translate (5.99999999999999cm 5.7cm)" svg:viewBox="0 0 0 4900" svg:d="M0 4900c0-1627 0-3273 0-4900">
          <text:p/>
        </draw:path>
        <draw:frame draw:style-name="gr7" draw:text-style-name="P3" draw:layer="layout" svg:width="1.4cm" svg:height="1.202cm" svg:x="7.3cm" svg:y="7.699cm">
          <draw:text-box>
            <text:p text:style-name="P2"><text:span text:style-name="T1">C</text:span></text:p>
          </draw:text-box>
        </draw:frame>
        <draw:path draw:style-name="gr8" draw:text-style-name="P4" draw:layer="layout" svg:width="0.2cm" svg:height="0.2cm" draw:transform="rotate (-1.5707963267949) translate (8.602cm 5.6cm)" svg:viewBox="0 0 201 201" svg:d="M99 0c56 0 100 43 100 99s-44 100-100 100-99-44-99-100 43-99 99-99zM0 0zM201 201z">
          <text:p/>
        </draw:path>
        <draw:line draw:style-name="gr6" draw:text-style-name="P1" draw:layer="layout" svg:x1="9.7cm" svg:y1="5.7cm" svg:x2="10.3cm" svg:y2="5.7cm">
          <text:p/>
        </draw:line>
        <draw:line draw:style-name="gr6" draw:text-style-name="P1" draw:layer="layout" svg:x1="8.501cm" svg:y1="6.097cm" svg:x2="8.501cm" svg:y2="6.697cm">
          <text:p/>
        </draw:line>
        <draw:frame draw:style-name="gr7" draw:text-style-name="P3" draw:layer="layout" svg:width="1.4cm" svg:height="1.202cm" svg:x="8.5cm" svg:y="5.897cm">
          <draw:text-box>
            <text:p text:style-name="P2"><text:span text:style-name="T2">I</text:span><text:span text:style-name="T3">C</text:span></text:p>
          </draw:text-box>
        </draw:frame>
        <draw:frame draw:style-name="gr7" draw:text-style-name="P3" draw:layer="layout" svg:width="1.4cm" svg:height="1.202cm" svg:x="9.9cm" svg:y="4.598cm">
          <draw:text-box>
            <text:p text:style-name="P2"><text:span text:style-name="T2">I</text:span><text:span text:style-name="T3">B+</text:span></text:p>
          </draw:text-box>
        </draw:frame>
        <draw:path draw:style-name="gr1" draw:text-style-name="P1" draw:layer="layout" svg:width="0cm" svg:height="1.399cm" svg:x="12.9cm" svg:y="4cm" svg:viewBox="0 0 0 1400" svg:d="M0 1400c0-465 0-935 0-1400">
          <text:p/>
        </draw:path>
        <draw:path draw:style-name="gr8" draw:text-style-name="P4" draw:layer="layout" svg:width="0.2cm" svg:height="0.2cm" draw:transform="rotate (-1.5707963267949) translate (13.002cm 5.301cm)" svg:viewBox="0 0 201 201" svg:d="M99 0c56 0 100 43 100 99s-44 100-100 100-99-44-99-100 43-99 99-99zM0 0zM201 201z">
          <text:p/>
        </draw:path>
        <draw:frame draw:style-name="gr7" draw:text-style-name="P3" draw:layer="layout" svg:width="1.4cm" svg:height="1.202cm" svg:x="11.8cm" svg:y="2.9cm">
          <draw:text-box>
            <text:p text:style-name="P2"><text:span text:style-name="T2">I</text:span><text:span text:style-name="T3">B-</text:span></text:p>
          </draw:text-box>
        </draw:frame>
        <draw:line draw:style-name="gr6" draw:text-style-name="P1" draw:layer="layout" svg:x1="12.2cm" svg:y1="4cm" svg:x2="11.6cm" svg:y2="4cm">
          <text:p/>
        </draw:line>
        <draw:g>
          <draw:path draw:style-name="gr1" draw:text-style-name="P1" draw:layer="layout" svg:width="0cm" svg:height="0.299cm" svg:x="6cm" svg:y="8.7cm" svg:viewBox="0 0 0 300" svg:d="M0 300c0-100 0-200 0-300">
            <text:p/>
          </draw:path>
          <draw:path draw:style-name="gr1" draw:text-style-name="P1" draw:layer="layout" svg:width="0cm" svg:height="0.299cm" svg:x="6cm" svg:y="7.7cm" svg:viewBox="0 0 0 300" svg:d="M0 300c0-100 0-200 0-300">
            <text:p/>
          </draw:path>
          <draw:path draw:style-name="gr1" draw:text-style-name="P1" draw:layer="layout" svg:width="0cm" svg:height="0.299cm" draw:transform="rotate (1.5707963267949) translate (6cm 8cm)" svg:viewBox="0 0 0 300" svg:d="M0 300c0-100 0-200 0-300">
            <text:p/>
          </draw:path>
          <draw:path draw:style-name="gr1" draw:text-style-name="P1" draw:layer="layout" svg:width="-0.001cm" svg:height="0.299cm" draw:transform="skewX (-1.21178209965966) rotate (1.5707963267949) translate (6cm 8.69970369710577cm)" svg:viewBox="0 0 0 300" svg:d="M0 0c0 100 0 200 0 300">
            <text:p/>
          </draw:path>
          <draw:path draw:style-name="gr1" draw:text-style-name="P1" draw:layer="layout" svg:width="0cm" svg:height="0.399cm" svg:x="5.532cm" svg:y="8.124cm" svg:viewBox="0 0 0 400" svg:d="M0 400c0-133 0-267 0-400">
            <text:p/>
          </draw:path>
          <draw:path draw:style-name="gr1" draw:text-style-name="P1" draw:layer="layout" svg:width="0cm" svg:height="0.599cm" draw:transform="rotate (1.5707963267949) translate (5.536cm 8.326cm)" svg:viewBox="0 0 0 600" svg:d="M0 600c0-199 0-401 0-600">
            <text:p/>
          </draw:path>
        </draw:g>
        <draw:frame draw:style-name="gr7" draw:text-style-name="P3" draw:layer="layout" svg:width="1.4cm" svg:height="1.202cm" svg:x="5.1cm" svg:y="7.098cm">
          <draw:text-box>
            <text:p text:style-name="P2"><text:span text:style-name="T1">S</text:span></text:p>
          </draw:text-box>
        </draw:frame>
        <draw:g>
          <draw:path draw:style-name="gr1" draw:text-style-name="P1" draw:layer="layout" svg:width="0cm" svg:height="0.899cm" svg:x="8.5cm" svg:y="9.4cm" svg:viewBox="0 0 0 900" svg:d="M0 900c0-299 0-601 0-900">
            <text:p/>
          </draw:path>
          <draw:path draw:style-name="gr1" draw:text-style-name="P1" draw:layer="layout" svg:width="0.799cm" svg:height="0cm" svg:x="8.1cm" svg:y="10.3cm" svg:viewBox="0 0 800 0" svg:d="M800 0c-266 0-534 0-800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55:32.252825738</meta:creation-date>
    <dc:date>2019-04-02T15:20:10.972072367</dc:date>
    <meta:editing-duration>PT26M22S</meta:editing-duration>
    <meta:editing-cycles>9</meta:editing-cycles>
    <meta:generator>LibreOffice/6.0.7.3$Linux_X86_64 LibreOffice_project/00m0$Build-3</meta:generator>
    <meta:document-statistic meta:object-count="62"/>
  </office:meta>
</office:document-meta>
</file>